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.1.1" style:family="table-cell">
      <style:table-cell-properties fo:padding="0.0382in" fo:border="0.0007in solid #000000"/>
    </style:style>
    <style:style style:name="Table1.B1.1.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.1.1" style:family="table-cell">
      <style:table-cell-properties fo:padding="0.0382in" fo:border="0.0007in solid #000000"/>
    </style:style>
    <style:style style:name="Table2.B1.1.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.1.1" style:family="table-cell">
      <style:table-cell-properties fo:padding="0.0382in" fo:border="0.0007in solid #000000"/>
    </style:style>
    <style:style style:name="Table3.B1.1.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margin-left="0.4925in" fo:margin-right="0in" fo:text-align="start" style:justify-single-word="false" fo:text-indent="0in" style:auto-text-indent="false"/>
    </style:style>
    <style:style style:name="P6" style:family="paragraph" style:parent-style-name="Standard">
      <style:paragraph-properties fo:margin-left="0.9846in" fo:margin-right="0in" fo:text-align="start" style:justify-single-word="false" fo:text-indent="0in" style:auto-text-indent="false"/>
    </style:style>
    <style:style style:name="P7" style:family="paragraph" style:parent-style-name="Standard">
      <style:paragraph-properties fo:margin-left="1.4772in" fo:margin-right="0in" fo:text-align="start" style:justify-single-word="false" fo:text-indent="0in" style:auto-text-indent="false"/>
    </style:style>
    <style:style style:name="P8" style:family="paragraph" style:parent-style-name="Standard">
      <style:paragraph-properties fo:margin-left="1.9693in" fo:margin-right="0in" fo:text-align="start" style:justify-single-word="false" fo:text-indent="0in" style:auto-text-indent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margin-left="0.4925in" fo:margin-right="0in" fo:text-align="start" style:justify-single-word="false" fo:text-indent="0in" style:auto-text-indent="false"/>
    </style:style>
    <style:style style:name="P11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4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</style:style>
    <style:style style:name="P15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</style:style>
    <style:style style:name="P16" style:family="paragraph" style:parent-style-name="Standard" style:list-style-name="L2">
      <style:paragraph-properties fo:margin-left="0in" fo:margin-right="0in" fo:text-align="start" style:justify-single-word="false" fo:text-indent="0in" style:auto-text-indent="false"/>
    </style:style>
    <style:style style:name="P17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</style:style>
    <style:style style:name="P18" style:family="paragraph" style:parent-style-name="Standard">
      <style:paragraph-properties fo:margin-left="0.4925in" fo:margin-right="0in" fo:text-align="start" style:justify-single-word="false" fo:text-indent="0in" style:auto-text-indent="false"/>
    </style:style>
    <text:list-style style:name="L1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Durtschi</text:p>
      <text:p text:style-name="P1">CS4500</text:p>
      <text:p text:style-name="P1">Artificial Intelligence</text:p>
      <text:p text:style-name="P1">Ron Peterson</text:p>
      <text:p text:style-name="P1"/>
      <text:p text:style-name="P2">Chapter 5, 6 and 7</text:p>
      <text:p text:style-name="P2"/>
      <text:p text:style-name="P4">5.3</text:p>
      <text:list text:style-name="L1">
        <text:list-item>
          <text:p text:style-name="P14">8! / (8 – 5)! * 5! = 56, 7! / (7 – 5)! * 5! = 21</text:p>
        </text:list-item>
        <text:list-item>
          <text:p text:style-name="P14">8! / (8 – 2)! * 2! + 7! / (7 – 3)! * 3! = 63</text:p>
        </text:list-item>
        <text:list-item>
          <text:p text:style-name="P14">7! / (7 – 2)! = 42</text:p>
        </text:list-item>
      </text:list>
      <text:p text:style-name="P3">5.5</text:p>
      <text:p text:style-name="P4">6.3 <text:s/>Assuming there is no goal state:</text:p>
      <text:p text:style-name="P5">depthsearch(A)</text:p>
      <text:p text:style-name="P5">A is not goal</text:p>
      <text:p text:style-name="P5">Add A to Closed (A)</text:p>
      <text:p text:style-name="P5">Generate B</text:p>
      <text:p text:style-name="P5">B is not on Closed</text:p>
      <text:p text:style-name="P6">depthsearch(B)</text:p>
      <text:p text:style-name="P6">B is not goal</text:p>
      <text:p text:style-name="P6">Add B to Closed (B, A)</text:p>
      <text:p text:style-name="P6">Generate E</text:p>
      <text:p text:style-name="P6">E is not on Closed</text:p>
      <text:p text:style-name="P7">depthsearch(E)</text:p>
      <text:p text:style-name="P7">E is not goal</text:p>
      <text:p text:style-name="P7">Add E to Closed (E, B, A)</text:p>
      <text:p text:style-name="P7">Generate H</text:p>
      <text:p text:style-name="P7">H is not on Closed</text:p>
      <text:p text:style-name="P8">depthsearch(H)</text:p>
      <text:p text:style-name="P8">H is not goal</text:p>
      <text:p text:style-name="P8">Add H to Closed (H, E, B, A)</text:p>
      <text:p text:style-name="P8">H has no children, return</text:p>
      <text:p text:style-name="P7">Generate I</text:p>
      <text:p text:style-name="P7">I is not on Closed</text:p>
      <text:p text:style-name="P8">depthsearch(I)</text:p>
      <text:p text:style-name="P8">I is not goal</text:p>
      <text:p text:style-name="P8">Add I to Closed (I, H, E, B, A)</text:p>
      <text:p text:style-name="P8">I has no children, return</text:p>
      <text:p text:style-name="P7">E has no more children, return</text:p>
      <text:p text:style-name="P6">Generate F</text:p>
      <text:p text:style-name="P6">F is not on Closed</text:p>
      <text:p text:style-name="P7">depthsearch(F)</text:p>
      <text:p text:style-name="P7">F is not goal</text:p>
      <text:p text:style-name="P7">Add F to Closed (F, I, H, E, B, A)</text:p>
      <text:p text:style-name="P7">Generate J</text:p>
      <text:p text:style-name="P7">J is not on Closed</text:p>
      <text:p text:style-name="P8">depthsearch(J)</text:p>
      <text:p text:style-name="P8">J is not goal</text:p>
      <text:p text:style-name="P8">Add J to Closed (J, F, I, H, E, B, A)</text:p>
      <text:p text:style-name="P8">J has no children, return</text:p>
      <text:p text:style-name="P7">F has no more children, return</text:p>
      <text:p text:style-name="P6">B has no more children, return</text:p>
      <text:p text:style-name="P5">Generate C</text:p>
      <text:p text:style-name="P5">C is not on Closed</text:p>
      <text:p text:style-name="P6">depthsearch(C)</text:p>
      <text:p text:style-name="P6">C is not goal</text:p>
      <text:p text:style-name="P6">Add C to Closed (C, J, F, I, H, E, B, A)</text:p>
      <text:p text:style-name="P6">Generate F</text:p>
      <text:p text:style-name="P6">F is on Closed, continue</text:p>
      <text:p text:style-name="P6">Generate G</text:p>
      <text:p text:style-name="P6">G is not on Closed</text:p>
      <text:p text:style-name="P7">depthsearch(G)</text:p>
      <text:p text:style-name="P7">G is not goal</text:p>
      <text:p text:style-name="P7">Add G to Closed (G, C, J, F, I, H, E, B, A)</text:p>
      <text:p text:style-name="P7">G has no children, return</text:p>
      <text:p text:style-name="P6">C has no more children, return</text:p>
      <text:p text:style-name="P5">Generate D</text:p>
      <text:p text:style-name="P5">D is not on Closed</text:p>
      <text:p text:style-name="P6">depthsearch(D)</text:p>
      <text:p text:style-name="P6">D is not goal</text:p>
      <text:p text:style-name="P6">Add D to Closed (D, G, C, J, F, I, H, E, B, A)</text:p>
      <text:p text:style-name="P6">D has no children, return</text:p>
      <text:p text:style-name="P5">A has no more children, return FAIL</text:p>
      <text:p text:style-name="P3">6.11</text:p>
      <text:p text:style-name="P3">7.3</text:p>
      <text:p text:style-name="P5">See attached page</text:p>
      <text:p text:style-name="P4">7.12</text:p>
      <text:p text:style-name="P4">a)</text:p>
      <text:p text:style-name="P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9">Script: Fast Food Restaurant</text:p>
            <text:p text:style-name="P9"/>
            <text:p text:style-name="P11">Props: </text:p>
            <text:p text:style-name="P10">Food</text:p>
            <text:p text:style-name="P10">Money</text:p>
            <text:p text:style-name="P10">Table</text:p>
            <text:p text:style-name="P10">Seat</text:p>
            <text:p text:style-name="P10"/>
            <text:p text:style-name="P11">Roles: <text:s/></text:p>
            <text:p text:style-name="P10">S = Customer</text:p>
            <text:p text:style-name="P10">C = Cashier</text:p>
            <text:p text:style-name="P10"/>
          </table:table-cell>
          <table:table-cell>
            <table:table table:is-sub-table="true">
              <table:table-column table:style-name="Table1.A"/>
              <table:table-row>
                <table:table-cell table:style-name="Table1.B1.1.1" office:value-type="string">
                  <text:p text:style-name="P9">Scene 1: Entering</text:p>
                  <text:p text:style-name="P9"/>
                  <text:p text:style-name="P9">S PTRANS S into fast food restaurant</text:p>
                  <text:p text:style-name="P9">S PTRANS S into ordering line</text:p>
                  <text:p text:style-name="P9">S ATTEND eyes to menu</text:p>
                  <text:p text:style-name="P9">S MBUILD what to order</text:p>
                </table:table-cell>
              </table:table-row>
              <table:table-row>
                <table:table-cell table:style-name="Table1.B1.1.2" office:value-type="string">
                  <text:p text:style-name="P9">Scene 2: Ordering</text:p>
                  <text:p text:style-name="P9"/>
                  <text:p text:style-name="P9">S MTRANS C customer tells cashier order</text:p>
                  <text:p text:style-name="P9">C SPEAK order</text:p>
                  <text:p text:style-name="P9">C MTRANS S cashier tells price to customer</text:p>
                  <text:p text:style-name="P9">S ATRANS money to cashier</text:p>
                  <text:p text:style-name="P9">C ATRANS receipt to customer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9">Entry Conditions:</text:p>
            <text:p text:style-name="P10">S is hungry</text:p>
            <text:p text:style-name="P10">S has money</text:p>
            <text:p text:style-name="P10"/>
            <text:p text:style-name="P11">Results:</text:p>
            <text:p text:style-name="P10">S is full</text:p>
            <text:p text:style-name="P10">S has less money</text:p>
          </table:table-cell>
          <table:table-cell>
            <table:table table:is-sub-table="true">
              <table:table-column table:style-name="Table1.A"/>
              <table:table-row>
                <table:table-cell table:style-name="Table1.B1.1.2" office:value-type="string">
                  <text:p text:style-name="P9">Scene 3: Eating</text:p>
                  <text:p text:style-name="P9"/>
                  <text:p text:style-name="P9">S GRASP food tray</text:p>
                  <text:p text:style-name="P9">S PTRANS S to table</text:p>
                  <text:p text:style-name="P9">S MOVE S sits down</text:p>
                  <text:p text:style-name="P9">S INGEST food</text:p>
                </table:table-cell>
              </table:table-row>
              <table:table-row>
                <table:table-cell table:style-name="Table1.B1.1.2" office:value-type="string">
                  <text:p text:style-name="P9">Scene 4: Exiting</text:p>
                  <text:p text:style-name="P9"/>
                  <text:p text:style-name="P9">S MOVE S customers stands</text:p>
                  <text:p text:style-name="P9">S PTRANS tray to garbage</text:p>
                  <text:p text:style-name="P9">S PTRANS S customer exits restaurant</text:p>
                </table:table-cell>
              </table:table-row>
            </table:table>
          </table:table-cell>
        </table:table-row>
      </table:table>
      <text:p text:style-name="P4"/>
      <text:p text:style-name="P4">b)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9">Scene: Interacting with Used Car Salesman</text:p>
            <text:p text:style-name="P9"/>
            <text:p text:style-name="P9">Props:</text:p>
            <text:p text:style-name="P10">Car</text:p>
            <text:p text:style-name="P9"/>
            <text:p text:style-name="P9">Roles: </text:p>
            <text:p text:style-name="P10">C = Customer</text:p>
            <text:p text:style-name="P10">S = Salesman</text:p>
          </table:table-cell>
          <table:table-cell>
            <table:table table:is-sub-table="true">
              <table:table-column table:style-name="Table2.A"/>
              <table:table-row>
                <table:table-cell table:style-name="Table2.B1.1.1" office:value-type="string">
                  <text:p text:style-name="P9">Scene 1: Enter Car Lot</text:p>
                  <text:p text:style-name="P9"/>
                  <text:p text:style-name="P9">C PTRANS C to car lot</text:p>
                  <text:p text:style-name="P9">C ATTEND eyes to cars</text:p>
                  <text:p text:style-name="P9">S PTRANS S to C</text:p>
                  <text:p text:style-name="P9">S SPEAK C greetings</text:p>
                  <text:p text:style-name="P9">C MTRANS S what car want to test drive</text:p>
                </table:table-cell>
              </table:table-row>
              <table:table-row>
                <table:table-cell table:style-name="Table2.B1.1.2" office:value-type="string">
                  <text:p text:style-name="P9">Scene 2: Test Drive</text:p>
                  <text:p text:style-name="P9"/>
                  <text:p text:style-name="P9">S ATRANS C gives keys</text:p>
                  <text:p text:style-name="P9">C MOVE C into car</text:p>
                  <text:p text:style-name="P9">C PTRANS car around block</text:p>
                  <text:p text:style-name="P9">C MOVE C exit car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9">Entry Conditions:</text:p>
            <text:p text:style-name="P10">C needs a car</text:p>
            <text:p text:style-name="P10">C has money to buy a car</text:p>
            <text:p text:style-name="P10"/>
            <text:p text:style-name="P11">Results:</text:p>
            <text:p text:style-name="P10">C has a car</text:p>
            <text:p text:style-name="P10">C has less money</text:p>
            <text:p text:style-name="P10">S has more money</text:p>
          </table:table-cell>
          <table:table-cell>
            <table:table table:is-sub-table="true">
              <table:table-column table:style-name="Table2.A"/>
              <table:table-row>
                <table:table-cell table:style-name="Table2.B1.1.2" office:value-type="string">
                  <text:p text:style-name="P9">Scene 3: Haggling</text:p>
                  <text:p text:style-name="P9"/>
                  <text:p text:style-name="P9">C MBUILD decides to purchase car</text:p>
                  <text:p text:style-name="P9">C MTRANS S tells about decision</text:p>
                  <text:p text:style-name="P9">S MTRANS C tells price</text:p>
                  <text:p text:style-name="P9">C CONC price, thinks about price</text:p>
                  <text:p text:style-name="P9">C MTRANS S tells counter offer</text:p>
                  <text:p text:style-name="P9">S CONC price, thinks about counter offer</text:p>
                  <text:p text:style-name="P9">S MSTRANS C says it's a deal</text:p>
                </table:table-cell>
              </table:table-row>
              <table:table-row>
                <table:table-cell table:style-name="Table2.B1.1.2" office:value-type="string">
                  <text:p text:style-name="P9">Scene 4: Purchasing</text:p>
                  <text:p text:style-name="P9"/>
                  <text:p text:style-name="P9">C ATRANS S money</text:p>
                  <text:p text:style-name="P9">S ATRANS C keys</text:p>
                  <text:p text:style-name="P9">C PTRANS C to car</text:p>
                  <text:p text:style-name="P9">C MOVE C into car</text:p>
                  <text:p text:style-name="P9">C PTRANS drives car home</text:p>
                </table:table-cell>
              </table:table-row>
            </table:table>
          </table:table-cell>
        </table:table-row>
      </table:table>
      <text:p text:style-name="P4"/>
      <text:p text:style-name="P4">c)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9">Scene: Going to the Opera</text:p>
            <text:p text:style-name="P9"/>
            <text:p text:style-name="P9">Props:</text:p>
            <text:p text:style-name="P10">Tickets</text:p>
            <text:p text:style-name="P10">Program</text:p>
            <text:p text:style-name="P10">Theater</text:p>
            <text:p text:style-name="P9"/>
            <text:p text:style-name="P9">Roles:</text:p>
            <text:p text:style-name="P10">H = Husband</text:p>
            <text:p text:style-name="P10">W = Wife</text:p>
            <text:p text:style-name="P10">T = Ticket Taker</text:p>
            <text:p text:style-name="P10">O = opera singer</text:p>
          </table:table-cell>
          <table:table-cell>
            <table:table table:is-sub-table="true">
              <table:table-column table:style-name="Table3.A"/>
              <table:table-row>
                <table:table-cell table:style-name="Table3.B1.1.1" office:value-type="string">
                  <text:p text:style-name="P9">Scene 1: Entering</text:p>
                  <text:p text:style-name="P9"/>
                  <text:p text:style-name="P9">H, W PTRANS H, W move to line</text:p>
                  <text:p text:style-name="P9">H ATRANS T gives tickets</text:p>
                  <text:p text:style-name="P9">T ATRANS H gives program</text:p>
                  <text:p text:style-name="P9">H, W PTRANS H, W to theater</text:p>
                </table:table-cell>
              </table:table-row>
              <table:table-row>
                <table:table-cell table:style-name="Table3.B1.1.2" office:value-type="string">
                  <text:p text:style-name="P9">Scene 2: Finding a seat</text:p>
                  <text:p text:style-name="P9"/>
                  <text:p text:style-name="P9">H ATTEND eyes to seats</text:p>
                  <text:p text:style-name="P9">W MTRANS H seat number</text:p>
                  <text:p text:style-name="P9">H, W PTRANS H, W to seat</text:p>
                  <text:p text:style-name="P9">H, W MOVE H, W sit down</text:p>
                </table:table-cell>
              </table:table-row>
            </table:table>
          </table:table-cell>
        </table:table-row>
        <table:table-row>
          <table:table-cell table:style-name="Table3.A2" office:value-type="string">
            <text:p text:style-name="P9">Entry Conditions:</text:p>
            <text:p text:style-name="P10">H and W have opera tickets</text:p>
            <text:p text:style-name="P9"/>
            <text:p text:style-name="P9">Results:</text:p>
            <text:p text:style-name="P10">H and W are entertained</text:p>
          </table:table-cell>
          <table:table-cell>
            <table:table table:is-sub-table="true">
              <table:table-column table:style-name="Table3.A"/>
              <table:table-row>
                <table:table-cell table:style-name="Table3.B1.1.2" office:value-type="string">
                  <text:p text:style-name="P9">Scene 3: Watch opera</text:p>
                  <text:p text:style-name="P9"/>
                  <text:p text:style-name="P9">H, W ATTEND eyes to stage</text:p>
                  <text:p text:style-name="P9">O PTRANS O to stage</text:p>
                  <text:p text:style-name="P9">O SPEAK starts singing</text:p>
                  <text:p text:style-name="P9">H, W ATTEND ears, listen to O</text:p>
                  <text:p text:style-name="P9">H MBUILD decides opera is boring</text:p>
                </table:table-cell>
              </table:table-row>
              <table:table-row>
                <table:table-cell table:style-name="Table3.B1.1.2" office:value-type="string">
                  <text:p text:style-name="P9">Scene 4: Exiting</text:p>
                  <text:p text:style-name="P9"/>
                  <text:p text:style-name="P9">H, W MOVE H, W stand</text:p>
                  <text:p text:style-name="P9">H, W EXPEL applause</text:p>
                  <text:p text:style-name="P9">H, W PTRANS H, W out of theater</text:p>
                </table:table-cell>
              </table:table-row>
            </table:table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9-02-01T20:11:42</meta:creation-date>
    <dc:date>2009-02-18T07:49:51</dc:date>
    <dc:language>en-US</dc:language>
    <meta:editing-cycles>87</meta:editing-cycles>
    <meta:editing-duration>P2DT20H20M9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4" meta:paragraph-count="185" meta:word-count="775" meta:character-count="3474"/>
  </office:meta>
</office:document-meta>
</file>